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10.63mm" svg:height="150.61mm" svg:x="693.31mm" svg:y="13.54mm">
            <draw:object draw:notify-on-update-of-ranges="Sheet1.A2:Sheet1.A21 Sheet1.L2:Sheet1.L21 Sheet1.L25:Sheet1.L44 Sheet1.M2:Sheet1.M21 Sheet1.M25:Sheet1.M44 Sheet1.N2:Sheet1.N21 Sheet1.N25:Sheet1.N4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0" table:default-cell-style-name="Default"/>
        <table:table-row table:style-name="ro1">
          <table:table-cell office:value-type="string" calcext:value-type="string">
            <text:p>utilization_level</text:p>
          </table:table-cell>
          <table:table-cell office:value-type="string" calcext:value-type="string">
            <text:p>results_count</text:p>
          </table:table-cell>
          <table:table-cell office:value-type="string" calcext:value-type="string">
            <text:p>ilp_schedulable_count</text:p>
          </table:table-cell>
          <table:table-cell office:value-type="string" calcext:value-type="string">
            <text:p>wf_schedulable_count</text:p>
          </table:table-cell>
          <table:table-cell office:value-type="string" calcext:value-type="string">
            <text:p>ffbb_schedulable_count</text:p>
          </table:table-cell>
          <table:table-cell office:value-type="string" calcext:value-type="string">
            <text:p>ilp_not_schedulable_count</text:p>
          </table:table-cell>
          <table:table-cell office:value-type="string" calcext:value-type="string">
            <text:p>wf_not_schedulable_count</text:p>
          </table:table-cell>
          <table:table-cell office:value-type="string" calcext:value-type="string">
            <text:p>ffbb_not_schedulable_count</text:p>
          </table:table-cell>
          <table:table-cell office:value-type="string" calcext:value-type="string">
            <text:p>ilp_timeout_count</text:p>
          </table:table-cell>
          <table:table-cell office:value-type="string" calcext:value-type="string">
            <text:p>wf_timeout_count</text:p>
          </table:table-cell>
          <table:table-cell office:value-type="string" calcext:value-type="string">
            <text:p>ffbb_timeout_count</text:p>
          </table:table-cell>
          <table:table-cell office:value-type="string" calcext:value-type="string">
            <text:p>ilp_percent_schedulable</text:p>
          </table:table-cell>
          <table:table-cell office:value-type="string" calcext:value-type="string">
            <text:p>wf_percent_schedulable</text:p>
          </table:table-cell>
          <table:table-cell office:value-type="string" calcext:value-type="string">
            <text:p>ffbb_percent_schedulable</text:p>
          </table:table-cell>
          <table:table-cell office:value-type="string" calcext:value-type="string">
            <text:p>ilp_percent_not_schedulable</text:p>
          </table:table-cell>
          <table:table-cell office:value-type="string" calcext:value-type="string">
            <text:p>wf_percent_not_schedulable</text:p>
          </table:table-cell>
          <table:table-cell office:value-type="string" calcext:value-type="string">
            <text:p>ffbb_percent_not_schedulable</text:p>
          </table:table-cell>
          <table:table-cell office:value-type="string" calcext:value-type="string">
            <text:p>ilp_percent_timeout</text:p>
          </table:table-cell>
          <table:table-cell office:value-type="string" calcext:value-type="string">
            <text:p>wf_percent_timeout</text:p>
          </table:table-cell>
          <table:table-cell office:value-type="string" calcext:value-type="string">
            <text:p>ffbb_percent_timeout</text:p>
          </table:table-cell>
          <table:table-cell office:value-type="string" calcext:value-type="string">
            <text:p>ilp_total_time_seconds</text:p>
          </table:table-cell>
          <table:table-cell office:value-type="string" calcext:value-type="string">
            <text:p>wf_total_time_seconds</text:p>
          </table:table-cell>
          <table:table-cell office:value-type="string" calcext:value-type="string">
            <text:p>ffbb_total_time_seconds</text:p>
          </table:table-cell>
          <table:table-cell office:value-type="string" calcext:value-type="string">
            <text:p>ilp_average_time_seconds</text:p>
          </table:table-cell>
          <table:table-cell office:value-type="string" calcext:value-type="string">
            <text:p>wf_average_time_seconds</text:p>
          </table:table-cell>
          <table:table-cell office:value-type="string" calcext:value-type="string">
            <text:p>ffbb_average_time_seconds</text:p>
          </table:table-cell>
          <table:table-cell office:value-type="string" calcext:value-type="string">
            <text:p>number_of_cores</text:p>
          </table:table-cell>
          <table:table-cell office:value-type="string" calcext:value-type="string">
            <text:p>tasks_per_task_set</text:p>
          </table:table-cell>
          <table:table-cell office:value-type="string" calcext:value-type="string">
            <text:p>number_of_criticality_levels</text:p>
          </table:table-cell>
          <table:table-cell office:value-type="string" calcext:value-type="string">
            <text:p>period_set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table:number-columns-repeated="4" office:value-type="float" office:value="1000" calcext:value-type="float">
            <text:p>10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.4913104678853" calcext:value-type="float">
            <text:p>18.4913104678853</text:p>
          </table:table-cell>
          <table:table-cell office:value-type="float" office:value="0.997176999999999" calcext:value-type="float">
            <text:p>0.997176999999999</text:p>
          </table:table-cell>
          <table:table-cell office:value-type="float" office:value="1.758149" calcext:value-type="float">
            <text:p>1.758149</text:p>
          </table:table-cell>
          <table:table-cell office:value-type="float" office:value="0.0184913104678853" calcext:value-type="float">
            <text:p>0.018491310467885</text:p>
          </table:table-cell>
          <table:table-cell office:value-type="float" office:value="0.000997176999999999" calcext:value-type="float">
            <text:p>0.000997177</text:p>
          </table:table-cell>
          <table:table-cell office:value-type="float" office:value="0.001758149" calcext:value-type="float">
            <text:p>0.001758149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25]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4" office:value-type="float" office:value="1000" calcext:value-type="float">
            <text:p>10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1.4326819813577" calcext:value-type="float">
            <text:p>21.4326819813577</text:p>
          </table:table-cell>
          <table:table-cell office:value-type="float" office:value="1.017797" calcext:value-type="float">
            <text:p>1.017797</text:p>
          </table:table-cell>
          <table:table-cell office:value-type="float" office:value="2.777054" calcext:value-type="float">
            <text:p>2.777054</text:p>
          </table:table-cell>
          <table:table-cell office:value-type="float" office:value="0.0214326819813577" calcext:value-type="float">
            <text:p>0.021432681981358</text:p>
          </table:table-cell>
          <table:table-cell office:value-type="float" office:value="0.001017797" calcext:value-type="float">
            <text:p>0.001017797</text:p>
          </table:table-cell>
          <table:table-cell office:value-type="float" office:value="0.002777054" calcext:value-type="float">
            <text:p>0.002777054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25]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table:number-columns-repeated="4" office:value-type="float" office:value="1000" calcext:value-type="float">
            <text:p>10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2.1820805378957" calcext:value-type="float">
            <text:p>22.1820805378957</text:p>
          </table:table-cell>
          <table:table-cell office:value-type="float" office:value="1.034501" calcext:value-type="float">
            <text:p>1.034501</text:p>
          </table:table-cell>
          <table:table-cell office:value-type="float" office:value="3.665568" calcext:value-type="float">
            <text:p>3.665568</text:p>
          </table:table-cell>
          <table:table-cell office:value-type="float" office:value="0.0221820805378957" calcext:value-type="float">
            <text:p>0.022182080537896</text:p>
          </table:table-cell>
          <table:table-cell office:value-type="float" office:value="0.001034501" calcext:value-type="float">
            <text:p>0.001034501</text:p>
          </table:table-cell>
          <table:table-cell office:value-type="float" office:value="0.003665568" calcext:value-type="float">
            <text:p>0.003665568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25]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4" office:value-type="float" office:value="1000" calcext:value-type="float">
            <text:p>10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2.8415169193759" calcext:value-type="float">
            <text:p>22.8415169193759</text:p>
          </table:table-cell>
          <table:table-cell office:value-type="float" office:value="1.032219" calcext:value-type="float">
            <text:p>1.032219</text:p>
          </table:table-cell>
          <table:table-cell office:value-type="float" office:value="4.418504" calcext:value-type="float">
            <text:p>4.418504</text:p>
          </table:table-cell>
          <table:table-cell office:value-type="float" office:value="0.0228415169193759" calcext:value-type="float">
            <text:p>0.022841516919376</text:p>
          </table:table-cell>
          <table:table-cell office:value-type="float" office:value="0.001032219" calcext:value-type="float">
            <text:p>0.001032219</text:p>
          </table:table-cell>
          <table:table-cell office:value-type="float" office:value="0.004418504" calcext:value-type="float">
            <text:p>0.004418504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25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1000" calcext:value-type="float">
            <text:p>10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3.5888187754899" calcext:value-type="float">
            <text:p>23.5888187754899</text:p>
          </table:table-cell>
          <table:table-cell office:value-type="float" office:value="1.039964" calcext:value-type="float">
            <text:p>1.039964</text:p>
          </table:table-cell>
          <table:table-cell office:value-type="float" office:value="5.24598000000001" calcext:value-type="float">
            <text:p>5.24598000000001</text:p>
          </table:table-cell>
          <table:table-cell office:value-type="float" office:value="0.0235888187754899" calcext:value-type="float">
            <text:p>0.02358881877549</text:p>
          </table:table-cell>
          <table:table-cell office:value-type="float" office:value="0.001039964" calcext:value-type="float">
            <text:p>0.001039964</text:p>
          </table:table-cell>
          <table:table-cell office:value-type="float" office:value="0.00524598000000001" calcext:value-type="float">
            <text:p>0.00524598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25]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table:number-columns-repeated="4" office:value-type="float" office:value="1000" calcext:value-type="float">
            <text:p>10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3.8618310355232" calcext:value-type="float">
            <text:p>23.8618310355232</text:p>
          </table:table-cell>
          <table:table-cell office:value-type="float" office:value="1.03878" calcext:value-type="float">
            <text:p>1.03878</text:p>
          </table:table-cell>
          <table:table-cell office:value-type="float" office:value="5.84092199999999" calcext:value-type="float">
            <text:p>5.84092199999999</text:p>
          </table:table-cell>
          <table:table-cell office:value-type="float" office:value="0.0238618310355232" calcext:value-type="float">
            <text:p>0.023861831035523</text:p>
          </table:table-cell>
          <table:table-cell office:value-type="float" office:value="0.00103878" calcext:value-type="float">
            <text:p>0.00103878</text:p>
          </table:table-cell>
          <table:table-cell office:value-type="float" office:value="0.00584092199999999" calcext:value-type="float">
            <text:p>0.00584092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25]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table:number-columns-repeated="4" office:value-type="float" office:value="1000" calcext:value-type="float">
            <text:p>10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4.8367362205754" calcext:value-type="float">
            <text:p>24.8367362205754</text:p>
          </table:table-cell>
          <table:table-cell office:value-type="float" office:value="1.05405" calcext:value-type="float">
            <text:p>1.05405</text:p>
          </table:table-cell>
          <table:table-cell office:value-type="float" office:value="6.21408899999999" calcext:value-type="float">
            <text:p>6.21408899999999</text:p>
          </table:table-cell>
          <table:table-cell office:value-type="float" office:value="0.0248367362205754" calcext:value-type="float">
            <text:p>0.024836736220575</text:p>
          </table:table-cell>
          <table:table-cell office:value-type="float" office:value="0.00105405" calcext:value-type="float">
            <text:p>0.00105405</text:p>
          </table:table-cell>
          <table:table-cell office:value-type="float" office:value="0.00621408899999999" calcext:value-type="float">
            <text:p>0.006214089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25]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98" calcext:value-type="float">
            <text:p>998</text:p>
          </table:table-cell>
          <table:table-cell office:value-type="float" office:value="997" calcext:value-type="float">
            <text:p>99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99.8" calcext:value-type="float">
            <text:p>99.8</text:p>
          </table:table-cell>
          <table:table-cell office:value-type="float" office:value="99.7" calcext:value-type="float">
            <text:p>99.7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.0964023306151" calcext:value-type="float">
            <text:p>26.0964023306151</text:p>
          </table:table-cell>
          <table:table-cell office:value-type="float" office:value="1.132396" calcext:value-type="float">
            <text:p>1.132396</text:p>
          </table:table-cell>
          <table:table-cell office:value-type="float" office:value="6.524088" calcext:value-type="float">
            <text:p>6.524088</text:p>
          </table:table-cell>
          <table:table-cell office:value-type="float" office:value="0.0260964023306151" calcext:value-type="float">
            <text:p>0.026096402330615</text:p>
          </table:table-cell>
          <table:table-cell office:value-type="float" office:value="0.001132396" calcext:value-type="float">
            <text:p>0.001132396</text:p>
          </table:table-cell>
          <table:table-cell office:value-type="float" office:value="0.006524088" calcext:value-type="float">
            <text:p>0.006524088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25]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96" calcext:value-type="float">
            <text:p>996</text:p>
          </table:table-cell>
          <table:table-cell office:value-type="float" office:value="993" calcext:value-type="float">
            <text:p>99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99.6" calcext:value-type="float">
            <text:p>99.6</text:p>
          </table:table-cell>
          <table:table-cell office:value-type="float" office:value="99.3" calcext:value-type="float">
            <text:p>99.3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7" calcext:value-type="float">
            <text:p>0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.1988245024113" calcext:value-type="float">
            <text:p>26.1988245024113</text:p>
          </table:table-cell>
          <table:table-cell office:value-type="float" office:value="1.162045" calcext:value-type="float">
            <text:p>1.162045</text:p>
          </table:table-cell>
          <table:table-cell office:value-type="float" office:value="6.653578" calcext:value-type="float">
            <text:p>6.653578</text:p>
          </table:table-cell>
          <table:table-cell office:value-type="float" office:value="0.0261988245024113" calcext:value-type="float">
            <text:p>0.026198824502411</text:p>
          </table:table-cell>
          <table:table-cell office:value-type="float" office:value="0.001162045" calcext:value-type="float">
            <text:p>0.001162045</text:p>
          </table:table-cell>
          <table:table-cell office:value-type="float" office:value="0.006653578" calcext:value-type="float">
            <text:p>0.006653578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25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90" calcext:value-type="float">
            <text:p>990</text:p>
          </table:table-cell>
          <table:table-cell office:value-type="float" office:value="984" calcext:value-type="float">
            <text:p>98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98.4" calcext:value-type="float">
            <text:p>98.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6" calcext:value-type="float">
            <text:p>1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.3861106378026" calcext:value-type="float">
            <text:p>26.3861106378026</text:p>
          </table:table-cell>
          <table:table-cell office:value-type="float" office:value="1.170242" calcext:value-type="float">
            <text:p>1.170242</text:p>
          </table:table-cell>
          <table:table-cell office:value-type="float" office:value="6.680364" calcext:value-type="float">
            <text:p>6.680364</text:p>
          </table:table-cell>
          <table:table-cell office:value-type="float" office:value="0.0263861106378026" calcext:value-type="float">
            <text:p>0.026386110637803</text:p>
          </table:table-cell>
          <table:table-cell office:value-type="float" office:value="0.001170242" calcext:value-type="float">
            <text:p>0.001170242</text:p>
          </table:table-cell>
          <table:table-cell office:value-type="float" office:value="0.00668036400000001" calcext:value-type="float">
            <text:p>0.006680364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25]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82" calcext:value-type="float">
            <text:p>982</text:p>
          </table:table-cell>
          <table:table-cell office:value-type="float" office:value="977" calcext:value-type="float">
            <text:p>977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98.2" calcext:value-type="float">
            <text:p>98.2</text:p>
          </table:table-cell>
          <table:table-cell office:value-type="float" office:value="97.7" calcext:value-type="float">
            <text:p>97.7</text:p>
          </table:table-cell>
          <table:table-cell table:number-columns-repeated="2" office:value-type="float" office:value="1.8" calcext:value-type="float">
            <text:p>1.8</text:p>
          </table:table-cell>
          <table:table-cell office:value-type="float" office:value="2.3" calcext:value-type="float">
            <text:p>2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.6312807147042" calcext:value-type="float">
            <text:p>26.6312807147042</text:p>
          </table:table-cell>
          <table:table-cell office:value-type="float" office:value="1.161251" calcext:value-type="float">
            <text:p>1.161251</text:p>
          </table:table-cell>
          <table:table-cell office:value-type="float" office:value="6.643659" calcext:value-type="float">
            <text:p>6.643659</text:p>
          </table:table-cell>
          <table:table-cell office:value-type="float" office:value="0.0266312807147042" calcext:value-type="float">
            <text:p>0.026631280714704</text:p>
          </table:table-cell>
          <table:table-cell office:value-type="float" office:value="0.001161251" calcext:value-type="float">
            <text:p>0.001161251</text:p>
          </table:table-cell>
          <table:table-cell office:value-type="float" office:value="0.00664365900000001" calcext:value-type="float">
            <text:p>0.006643659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25]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61" calcext:value-type="float">
            <text:p>961</text:p>
          </table:table-cell>
          <table:table-cell office:value-type="float" office:value="942" calcext:value-type="float">
            <text:p>942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58" calcext:value-type="float">
            <text:p>5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96.1" calcext:value-type="float">
            <text:p>96.1</text:p>
          </table:table-cell>
          <table:table-cell office:value-type="float" office:value="94.2" calcext:value-type="float">
            <text:p>94.2</text:p>
          </table:table-cell>
          <table:table-cell table:number-columns-repeated="2" office:value-type="float" office:value="3.9" calcext:value-type="float">
            <text:p>3.9</text:p>
          </table:table-cell>
          <table:table-cell office:value-type="float" office:value="5.8" calcext:value-type="float">
            <text:p>5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.5845168653177" calcext:value-type="float">
            <text:p>27.5845168653177</text:p>
          </table:table-cell>
          <table:table-cell office:value-type="float" office:value="1.2021" calcext:value-type="float">
            <text:p>1.2021</text:p>
          </table:table-cell>
          <table:table-cell office:value-type="float" office:value="6.640037" calcext:value-type="float">
            <text:p>6.640037</text:p>
          </table:table-cell>
          <table:table-cell office:value-type="float" office:value="0.0275845168653177" calcext:value-type="float">
            <text:p>0.027584516865318</text:p>
          </table:table-cell>
          <table:table-cell office:value-type="float" office:value="0.0012021" calcext:value-type="float">
            <text:p>0.0012021</text:p>
          </table:table-cell>
          <table:table-cell office:value-type="float" office:value="0.006640037" calcext:value-type="float">
            <text:p>0.006640037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25]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21" calcext:value-type="float">
            <text:p>921</text:p>
          </table:table-cell>
          <table:table-cell office:value-type="float" office:value="879" calcext:value-type="float">
            <text:p>879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float" office:value="121" calcext:value-type="float">
            <text:p>12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92.1" calcext:value-type="float">
            <text:p>92.1</text:p>
          </table:table-cell>
          <table:table-cell office:value-type="float" office:value="87.9" calcext:value-type="float">
            <text:p>87.9</text:p>
          </table:table-cell>
          <table:table-cell table:number-columns-repeated="2" office:value-type="float" office:value="7.9" calcext:value-type="float">
            <text:p>7.9</text:p>
          </table:table-cell>
          <table:table-cell office:value-type="float" office:value="12.1" calcext:value-type="float">
            <text:p>12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.1670001813909" calcext:value-type="float">
            <text:p>28.1670001813909</text:p>
          </table:table-cell>
          <table:table-cell office:value-type="float" office:value="1.165175" calcext:value-type="float">
            <text:p>1.165175</text:p>
          </table:table-cell>
          <table:table-cell office:value-type="float" office:value="6.647069" calcext:value-type="float">
            <text:p>6.647069</text:p>
          </table:table-cell>
          <table:table-cell office:value-type="float" office:value="0.0281670001813909" calcext:value-type="float">
            <text:p>0.028167000181391</text:p>
          </table:table-cell>
          <table:table-cell office:value-type="float" office:value="0.001165175" calcext:value-type="float">
            <text:p>0.001165175</text:p>
          </table:table-cell>
          <table:table-cell office:value-type="float" office:value="0.006647069" calcext:value-type="float">
            <text:p>0.006647069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25]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1000" calcext:value-type="float">
            <text:p>1000</text:p>
          </table:table-cell>
          <table:table-cell office:value-type="float" office:value="852" calcext:value-type="float">
            <text:p>852</text:p>
          </table:table-cell>
          <table:table-cell office:value-type="float" office:value="851" calcext:value-type="float">
            <text:p>851</text:p>
          </table:table-cell>
          <table:table-cell office:value-type="float" office:value="791" calcext:value-type="float">
            <text:p>791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209" calcext:value-type="float">
            <text:p>2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5.2" calcext:value-type="float">
            <text:p>85.2</text:p>
          </table:table-cell>
          <table:table-cell office:value-type="float" office:value="85.1" calcext:value-type="float">
            <text:p>85.1</text:p>
          </table:table-cell>
          <table:table-cell office:value-type="float" office:value="79.1" calcext:value-type="float">
            <text:p>79.1</text:p>
          </table:table-cell>
          <table:table-cell office:value-type="float" office:value="14.8" calcext:value-type="float">
            <text:p>14.8</text:p>
          </table:table-cell>
          <table:table-cell office:value-type="float" office:value="14.9" calcext:value-type="float">
            <text:p>14.9</text:p>
          </table:table-cell>
          <table:table-cell office:value-type="float" office:value="20.9" calcext:value-type="float">
            <text:p>2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.9071943058516" calcext:value-type="float">
            <text:p>32.9071943058516</text:p>
          </table:table-cell>
          <table:table-cell office:value-type="float" office:value="1.176424" calcext:value-type="float">
            <text:p>1.176424</text:p>
          </table:table-cell>
          <table:table-cell office:value-type="float" office:value="6.38422199999998" calcext:value-type="float">
            <text:p>6.38422199999998</text:p>
          </table:table-cell>
          <table:table-cell office:value-type="float" office:value="0.0329071943058516" calcext:value-type="float">
            <text:p>0.032907194305852</text:p>
          </table:table-cell>
          <table:table-cell office:value-type="float" office:value="0.001176424" calcext:value-type="float">
            <text:p>0.001176424</text:p>
          </table:table-cell>
          <table:table-cell office:value-type="float" office:value="0.00638422199999998" calcext:value-type="float">
            <text:p>0.00638422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25]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767" calcext:value-type="float">
            <text:p>767</text:p>
          </table:table-cell>
          <table:table-cell office:value-type="float" office:value="766" calcext:value-type="float">
            <text:p>766</text:p>
          </table:table-cell>
          <table:table-cell office:value-type="float" office:value="704" calcext:value-type="float">
            <text:p>704</text:p>
          </table:table-cell>
          <table:table-cell office:value-type="float" office:value="233" calcext:value-type="float">
            <text:p>233</text:p>
          </table:table-cell>
          <table:table-cell office:value-type="float" office:value="234" calcext:value-type="float">
            <text:p>234</text:p>
          </table:table-cell>
          <table:table-cell office:value-type="float" office:value="296" calcext:value-type="float">
            <text:p>2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6.7" calcext:value-type="float">
            <text:p>76.7</text:p>
          </table:table-cell>
          <table:table-cell office:value-type="float" office:value="76.6" calcext:value-type="float">
            <text:p>76.6</text:p>
          </table:table-cell>
          <table:table-cell office:value-type="float" office:value="70.4" calcext:value-type="float">
            <text:p>70.4</text:p>
          </table:table-cell>
          <table:table-cell office:value-type="float" office:value="23.3" calcext:value-type="float">
            <text:p>23.3</text:p>
          </table:table-cell>
          <table:table-cell office:value-type="float" office:value="23.4" calcext:value-type="float">
            <text:p>23.4</text:p>
          </table:table-cell>
          <table:table-cell office:value-type="float" office:value="29.6" calcext:value-type="float">
            <text:p>29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.2082838029601" calcext:value-type="float">
            <text:p>39.2082838029601</text:p>
          </table:table-cell>
          <table:table-cell office:value-type="float" office:value="1.170888" calcext:value-type="float">
            <text:p>1.170888</text:p>
          </table:table-cell>
          <table:table-cell office:value-type="float" office:value="6.22177499999999" calcext:value-type="float">
            <text:p>6.22177499999999</text:p>
          </table:table-cell>
          <table:table-cell office:value-type="float" office:value="0.0392082838029601" calcext:value-type="float">
            <text:p>0.03920828380296</text:p>
          </table:table-cell>
          <table:table-cell office:value-type="float" office:value="0.001170888" calcext:value-type="float">
            <text:p>0.001170888</text:p>
          </table:table-cell>
          <table:table-cell office:value-type="float" office:value="0.00622177499999999" calcext:value-type="float">
            <text:p>0.00622177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25]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1000" calcext:value-type="float">
            <text:p>1000</text:p>
          </table:table-cell>
          <table:table-cell office:value-type="float" office:value="652" calcext:value-type="float">
            <text:p>652</text:p>
          </table:table-cell>
          <table:table-cell office:value-type="float" office:value="646" calcext:value-type="float">
            <text:p>646</text:p>
          </table:table-cell>
          <table:table-cell office:value-type="float" office:value="571" calcext:value-type="float">
            <text:p>571</text:p>
          </table:table-cell>
          <table:table-cell office:value-type="float" office:value="348" calcext:value-type="float">
            <text:p>348</text:p>
          </table:table-cell>
          <table:table-cell office:value-type="float" office:value="354" calcext:value-type="float">
            <text:p>354</text:p>
          </table:table-cell>
          <table:table-cell office:value-type="float" office:value="429" calcext:value-type="float">
            <text:p>4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.2" calcext:value-type="float">
            <text:p>65.2</text:p>
          </table:table-cell>
          <table:table-cell office:value-type="float" office:value="64.6" calcext:value-type="float">
            <text:p>64.6</text:p>
          </table:table-cell>
          <table:table-cell office:value-type="float" office:value="57.1" calcext:value-type="float">
            <text:p>57.1</text:p>
          </table:table-cell>
          <table:table-cell office:value-type="float" office:value="34.8" calcext:value-type="float">
            <text:p>34.8</text:p>
          </table:table-cell>
          <table:table-cell office:value-type="float" office:value="35.4" calcext:value-type="float">
            <text:p>35.4</text:p>
          </table:table-cell>
          <table:table-cell office:value-type="float" office:value="42.9" calcext:value-type="float">
            <text:p>42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.359309591644" calcext:value-type="float">
            <text:p>45.359309591644</text:p>
          </table:table-cell>
          <table:table-cell office:value-type="float" office:value="1.188506" calcext:value-type="float">
            <text:p>1.188506</text:p>
          </table:table-cell>
          <table:table-cell office:value-type="float" office:value="6.089914" calcext:value-type="float">
            <text:p>6.089914</text:p>
          </table:table-cell>
          <table:table-cell office:value-type="float" office:value="0.045359309591644" calcext:value-type="float">
            <text:p>0.045359309591644</text:p>
          </table:table-cell>
          <table:table-cell office:value-type="float" office:value="0.001188506" calcext:value-type="float">
            <text:p>0.001188506</text:p>
          </table:table-cell>
          <table:table-cell office:value-type="float" office:value="0.006089914" calcext:value-type="float">
            <text:p>0.006089914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25]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1000" calcext:value-type="float">
            <text:p>1000</text:p>
          </table:table-cell>
          <table:table-cell office:value-type="float" office:value="516" calcext:value-type="float">
            <text:p>516</text:p>
          </table:table-cell>
          <table:table-cell office:value-type="float" office:value="511" calcext:value-type="float">
            <text:p>511</text:p>
          </table:table-cell>
          <table:table-cell office:value-type="float" office:value="401" calcext:value-type="float">
            <text:p>401</text:p>
          </table:table-cell>
          <table:table-cell office:value-type="float" office:value="484" calcext:value-type="float">
            <text:p>484</text:p>
          </table:table-cell>
          <table:table-cell office:value-type="float" office:value="489" calcext:value-type="float">
            <text:p>489</text:p>
          </table:table-cell>
          <table:table-cell office:value-type="float" office:value="599" calcext:value-type="float">
            <text:p>5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.6" calcext:value-type="float">
            <text:p>51.6</text:p>
          </table:table-cell>
          <table:table-cell office:value-type="float" office:value="51.1" calcext:value-type="float">
            <text:p>51.1</text:p>
          </table:table-cell>
          <table:table-cell office:value-type="float" office:value="40.1" calcext:value-type="float">
            <text:p>40.1</text:p>
          </table:table-cell>
          <table:table-cell office:value-type="float" office:value="48.4" calcext:value-type="float">
            <text:p>48.4</text:p>
          </table:table-cell>
          <table:table-cell office:value-type="float" office:value="48.9" calcext:value-type="float">
            <text:p>48.9</text:p>
          </table:table-cell>
          <table:table-cell office:value-type="float" office:value="59.9" calcext:value-type="float">
            <text:p>59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1.294159645215" calcext:value-type="float">
            <text:p>111.294159645215</text:p>
          </table:table-cell>
          <table:table-cell office:value-type="float" office:value="1.136926" calcext:value-type="float">
            <text:p>1.136926</text:p>
          </table:table-cell>
          <table:table-cell office:value-type="float" office:value="5.747683" calcext:value-type="float">
            <text:p>5.747683</text:p>
          </table:table-cell>
          <table:table-cell office:value-type="float" office:value="0.111294159645215" calcext:value-type="float">
            <text:p>0.111294159645215</text:p>
          </table:table-cell>
          <table:table-cell office:value-type="float" office:value="0.001136926" calcext:value-type="float">
            <text:p>0.001136926</text:p>
          </table:table-cell>
          <table:table-cell office:value-type="float" office:value="0.005747683" calcext:value-type="float">
            <text:p>0.005747683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25]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1000" calcext:value-type="float">
            <text:p>1000</text:p>
          </table:table-cell>
          <table:table-cell office:value-type="float" office:value="381" calcext:value-type="float">
            <text:p>381</text:p>
          </table:table-cell>
          <table:table-cell office:value-type="float" office:value="376" calcext:value-type="float">
            <text:p>376</text:p>
          </table:table-cell>
          <table:table-cell office:value-type="float" office:value="243" calcext:value-type="float">
            <text:p>243</text:p>
          </table:table-cell>
          <table:table-cell office:value-type="float" office:value="619" calcext:value-type="float">
            <text:p>619</text:p>
          </table:table-cell>
          <table:table-cell office:value-type="float" office:value="624" calcext:value-type="float">
            <text:p>624</text:p>
          </table:table-cell>
          <table:table-cell office:value-type="float" office:value="757" calcext:value-type="float">
            <text:p>7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.1" calcext:value-type="float">
            <text:p>38.1</text:p>
          </table:table-cell>
          <table:table-cell office:value-type="float" office:value="37.6" calcext:value-type="float">
            <text:p>37.6</text:p>
          </table:table-cell>
          <table:table-cell office:value-type="float" office:value="24.3" calcext:value-type="float">
            <text:p>24.3</text:p>
          </table:table-cell>
          <table:table-cell office:value-type="float" office:value="61.9" calcext:value-type="float">
            <text:p>61.9</text:p>
          </table:table-cell>
          <table:table-cell office:value-type="float" office:value="62.4" calcext:value-type="float">
            <text:p>62.4</text:p>
          </table:table-cell>
          <table:table-cell office:value-type="float" office:value="75.7" calcext:value-type="float">
            <text:p>75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5.12240761955" calcext:value-type="float">
            <text:p>125.12240761955</text:p>
          </table:table-cell>
          <table:table-cell office:value-type="float" office:value="1.115724" calcext:value-type="float">
            <text:p>1.115724</text:p>
          </table:table-cell>
          <table:table-cell office:value-type="float" office:value="5.502428" calcext:value-type="float">
            <text:p>5.502428</text:p>
          </table:table-cell>
          <table:table-cell office:value-type="float" office:value="0.12512240761955" calcext:value-type="float">
            <text:p>0.12512240761955</text:p>
          </table:table-cell>
          <table:table-cell office:value-type="float" office:value="0.001115724" calcext:value-type="float">
            <text:p>0.001115724</text:p>
          </table:table-cell>
          <table:table-cell office:value-type="float" office:value="0.005502428" calcext:value-type="float">
            <text:p>0.005502428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25]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1000" calcext:value-type="float">
            <text:p>1000</text:p>
          </table:table-cell>
          <table:table-cell office:value-type="float" office:value="205" calcext:value-type="float">
            <text:p>205</text:p>
          </table:table-cell>
          <table:table-cell office:value-type="float" office:value="181" calcext:value-type="float">
            <text:p>181</text:p>
          </table:table-cell>
          <table:table-cell office:value-type="float" office:value="43" calcext:value-type="float">
            <text:p>43</text:p>
          </table:table-cell>
          <table:table-cell office:value-type="float" office:value="795" calcext:value-type="float">
            <text:p>795</text:p>
          </table:table-cell>
          <table:table-cell office:value-type="float" office:value="819" calcext:value-type="float">
            <text:p>819</text:p>
          </table:table-cell>
          <table:table-cell office:value-type="float" office:value="957" calcext:value-type="float">
            <text:p>9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.5" calcext:value-type="float">
            <text:p>20.5</text:p>
          </table:table-cell>
          <table:table-cell office:value-type="float" office:value="18.1" calcext:value-type="float">
            <text:p>18.1</text:p>
          </table:table-cell>
          <table:table-cell office:value-type="float" office:value="4.3" calcext:value-type="float">
            <text:p>4.3</text:p>
          </table:table-cell>
          <table:table-cell office:value-type="float" office:value="79.5" calcext:value-type="float">
            <text:p>79.5</text:p>
          </table:table-cell>
          <table:table-cell office:value-type="float" office:value="81.9" calcext:value-type="float">
            <text:p>81.9</text:p>
          </table:table-cell>
          <table:table-cell office:value-type="float" office:value="95.7" calcext:value-type="float">
            <text:p>95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8.288295739505" calcext:value-type="float">
            <text:p>268.288295739505</text:p>
          </table:table-cell>
          <table:table-cell office:value-type="float" office:value="1.089968" calcext:value-type="float">
            <text:p>1.089968</text:p>
          </table:table-cell>
          <table:table-cell office:value-type="float" office:value="5.374693" calcext:value-type="float">
            <text:p>5.374693</text:p>
          </table:table-cell>
          <table:table-cell office:value-type="float" office:value="0.268288295739505" calcext:value-type="float">
            <text:p>0.268288295739505</text:p>
          </table:table-cell>
          <table:table-cell office:value-type="float" office:value="0.001089968" calcext:value-type="float">
            <text:p>0.001089968</text:p>
          </table:table-cell>
          <table:table-cell office:value-type="float" office:value="0.005374693" calcext:value-type="float">
            <text:p>0.005374693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25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0" calcext:value-type="float">
            <text:p>10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.8356171273044" calcext:value-type="float">
            <text:p>22.8356171273044</text:p>
          </table:table-cell>
          <table:table-cell office:value-type="float" office:value="1.286795" calcext:value-type="float">
            <text:p>1.286795</text:p>
          </table:table-cell>
          <table:table-cell office:value-type="float" office:value="2.866686" calcext:value-type="float">
            <text:p>2.866686</text:p>
          </table:table-cell>
          <table:table-cell office:value-type="float" office:value="0.0228356171273044" calcext:value-type="float">
            <text:p>0.022835617127305</text:p>
          </table:table-cell>
          <table:table-cell office:value-type="float" office:value="0.001286795" calcext:value-type="float">
            <text:p>0.001286795</text:p>
          </table:table-cell>
          <table:table-cell office:value-type="float" office:value="0.002866686" calcext:value-type="float">
            <text:p>0.002866686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25]</text:p>
          </table:table-cell>
        </table:table-row>
        <table:table-row table:style-name="ro1" table:number-rows-repeated="2">
          <table:table-cell table:number-columns-repeated="30"/>
        </table:table-row>
        <table:table-row table:style-name="ro1">
          <table:table-cell office:value-type="string" calcext:value-type="string">
            <text:p>utilization_level</text:p>
          </table:table-cell>
          <table:table-cell office:value-type="string" calcext:value-type="string">
            <text:p>results_count</text:p>
          </table:table-cell>
          <table:table-cell office:value-type="string" calcext:value-type="string">
            <text:p>ilp_schedulable_count</text:p>
          </table:table-cell>
          <table:table-cell office:value-type="string" calcext:value-type="string">
            <text:p>wf_schedulable_count</text:p>
          </table:table-cell>
          <table:table-cell office:value-type="string" calcext:value-type="string">
            <text:p>ffbb_schedulable_count</text:p>
          </table:table-cell>
          <table:table-cell office:value-type="string" calcext:value-type="string">
            <text:p>ilp_not_schedulable_count</text:p>
          </table:table-cell>
          <table:table-cell office:value-type="string" calcext:value-type="string">
            <text:p>wf_not_schedulable_count</text:p>
          </table:table-cell>
          <table:table-cell office:value-type="string" calcext:value-type="string">
            <text:p>ffbb_not_schedulable_count</text:p>
          </table:table-cell>
          <table:table-cell office:value-type="string" calcext:value-type="string">
            <text:p>ilp_timeout_count</text:p>
          </table:table-cell>
          <table:table-cell office:value-type="string" calcext:value-type="string">
            <text:p>wf_timeout_count</text:p>
          </table:table-cell>
          <table:table-cell office:value-type="string" calcext:value-type="string">
            <text:p>ffbb_timeout_count</text:p>
          </table:table-cell>
          <table:table-cell office:value-type="string" calcext:value-type="string">
            <text:p>ilp_percent_schedulable</text:p>
          </table:table-cell>
          <table:table-cell office:value-type="string" calcext:value-type="string">
            <text:p>wf_percent_schedulable</text:p>
          </table:table-cell>
          <table:table-cell office:value-type="string" calcext:value-type="string">
            <text:p>ffbb_percent_schedulable</text:p>
          </table:table-cell>
          <table:table-cell office:value-type="string" calcext:value-type="string">
            <text:p>ilp_percent_not_schedulable</text:p>
          </table:table-cell>
          <table:table-cell office:value-type="string" calcext:value-type="string">
            <text:p>wf_percent_not_schedulable</text:p>
          </table:table-cell>
          <table:table-cell office:value-type="string" calcext:value-type="string">
            <text:p>ffbb_percent_not_schedulable</text:p>
          </table:table-cell>
          <table:table-cell office:value-type="string" calcext:value-type="string">
            <text:p>ilp_percent_timeout</text:p>
          </table:table-cell>
          <table:table-cell office:value-type="string" calcext:value-type="string">
            <text:p>wf_percent_timeout</text:p>
          </table:table-cell>
          <table:table-cell office:value-type="string" calcext:value-type="string">
            <text:p>ffbb_percent_timeout</text:p>
          </table:table-cell>
          <table:table-cell office:value-type="string" calcext:value-type="string">
            <text:p>ilp_total_time_seconds</text:p>
          </table:table-cell>
          <table:table-cell office:value-type="string" calcext:value-type="string">
            <text:p>wf_total_time_seconds</text:p>
          </table:table-cell>
          <table:table-cell office:value-type="string" calcext:value-type="string">
            <text:p>ffbb_total_time_seconds</text:p>
          </table:table-cell>
          <table:table-cell office:value-type="string" calcext:value-type="string">
            <text:p>ilp_average_time_seconds</text:p>
          </table:table-cell>
          <table:table-cell office:value-type="string" calcext:value-type="string">
            <text:p>wf_average_time_seconds</text:p>
          </table:table-cell>
          <table:table-cell office:value-type="string" calcext:value-type="string">
            <text:p>ffbb_average_time_seconds</text:p>
          </table:table-cell>
          <table:table-cell office:value-type="string" calcext:value-type="string">
            <text:p>number_of_cores</text:p>
          </table:table-cell>
          <table:table-cell office:value-type="string" calcext:value-type="string">
            <text:p>tasks_per_task_set</text:p>
          </table:table-cell>
          <table:table-cell office:value-type="string" calcext:value-type="string">
            <text:p>number_of_criticality_levels</text:p>
          </table:table-cell>
          <table:table-cell office:value-type="string" calcext:value-type="string">
            <text:p>period_set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table:number-columns-repeated="4" office:value-type="float" office:value="1000" calcext:value-type="float">
            <text:p>10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.9739233985601" calcext:value-type="float">
            <text:p>20.9739233985601</text:p>
          </table:table-cell>
          <table:table-cell office:value-type="float" office:value="1.287782" calcext:value-type="float">
            <text:p>1.287782</text:p>
          </table:table-cell>
          <table:table-cell office:value-type="float" office:value="1.036466" calcext:value-type="float">
            <text:p>1.036466</text:p>
          </table:table-cell>
          <table:table-cell office:value-type="float" office:value="0.0209739233985601" calcext:value-type="float">
            <text:p>0.02097392339856</text:p>
          </table:table-cell>
          <table:table-cell office:value-type="float" office:value="0.001287782" calcext:value-type="float">
            <text:p>0.001287782</text:p>
          </table:table-cell>
          <table:table-cell office:value-type="float" office:value="0.001036466" calcext:value-type="float">
            <text:p>0.001036466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25]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4" office:value-type="float" office:value="1000" calcext:value-type="float">
            <text:p>10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3.5020852318848" calcext:value-type="float">
            <text:p>23.5020852318848</text:p>
          </table:table-cell>
          <table:table-cell office:value-type="float" office:value="1.288111" calcext:value-type="float">
            <text:p>1.288111</text:p>
          </table:table-cell>
          <table:table-cell office:value-type="float" office:value="1.584064" calcext:value-type="float">
            <text:p>1.584064</text:p>
          </table:table-cell>
          <table:table-cell office:value-type="float" office:value="0.0235020852318848" calcext:value-type="float">
            <text:p>0.023502085231885</text:p>
          </table:table-cell>
          <table:table-cell office:value-type="float" office:value="0.001288111" calcext:value-type="float">
            <text:p>0.001288111</text:p>
          </table:table-cell>
          <table:table-cell office:value-type="float" office:value="0.001584064" calcext:value-type="float">
            <text:p>0.001584064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25]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table:number-columns-repeated="4" office:value-type="float" office:value="1000" calcext:value-type="float">
            <text:p>10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3.596606549545" calcext:value-type="float">
            <text:p>23.596606549545</text:p>
          </table:table-cell>
          <table:table-cell office:value-type="float" office:value="1.201612" calcext:value-type="float">
            <text:p>1.201612</text:p>
          </table:table-cell>
          <table:table-cell office:value-type="float" office:value="2.294868" calcext:value-type="float">
            <text:p>2.294868</text:p>
          </table:table-cell>
          <table:table-cell office:value-type="float" office:value="0.023596606549545" calcext:value-type="float">
            <text:p>0.023596606549545</text:p>
          </table:table-cell>
          <table:table-cell office:value-type="float" office:value="0.001201612" calcext:value-type="float">
            <text:p>0.001201612</text:p>
          </table:table-cell>
          <table:table-cell office:value-type="float" office:value="0.002294868" calcext:value-type="float">
            <text:p>0.002294868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25]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4" office:value-type="float" office:value="1000" calcext:value-type="float">
            <text:p>10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4.5701171598921" calcext:value-type="float">
            <text:p>24.5701171598921</text:p>
          </table:table-cell>
          <table:table-cell office:value-type="float" office:value="1.233946" calcext:value-type="float">
            <text:p>1.233946</text:p>
          </table:table-cell>
          <table:table-cell office:value-type="float" office:value="2.779157" calcext:value-type="float">
            <text:p>2.779157</text:p>
          </table:table-cell>
          <table:table-cell office:value-type="float" office:value="0.0245701171598921" calcext:value-type="float">
            <text:p>0.024570117159892</text:p>
          </table:table-cell>
          <table:table-cell office:value-type="float" office:value="0.001233946" calcext:value-type="float">
            <text:p>0.001233946</text:p>
          </table:table-cell>
          <table:table-cell office:value-type="float" office:value="0.002779157" calcext:value-type="float">
            <text:p>0.002779157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25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1000" calcext:value-type="float">
            <text:p>10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4.8451744256599" calcext:value-type="float">
            <text:p>24.8451744256599</text:p>
          </table:table-cell>
          <table:table-cell office:value-type="float" office:value="1.232352" calcext:value-type="float">
            <text:p>1.232352</text:p>
          </table:table-cell>
          <table:table-cell office:value-type="float" office:value="3.236251" calcext:value-type="float">
            <text:p>3.236251</text:p>
          </table:table-cell>
          <table:table-cell office:value-type="float" office:value="0.0248451744256599" calcext:value-type="float">
            <text:p>0.02484517442566</text:p>
          </table:table-cell>
          <table:table-cell office:value-type="float" office:value="0.001232352" calcext:value-type="float">
            <text:p>0.001232352</text:p>
          </table:table-cell>
          <table:table-cell office:value-type="float" office:value="0.003236251" calcext:value-type="float">
            <text:p>0.003236251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25]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table:number-columns-repeated="4" office:value-type="float" office:value="1000" calcext:value-type="float">
            <text:p>10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5.3314617310825" calcext:value-type="float">
            <text:p>25.3314617310825</text:p>
          </table:table-cell>
          <table:table-cell office:value-type="float" office:value="1.279066" calcext:value-type="float">
            <text:p>1.279066</text:p>
          </table:table-cell>
          <table:table-cell office:value-type="float" office:value="3.849321" calcext:value-type="float">
            <text:p>3.849321</text:p>
          </table:table-cell>
          <table:table-cell office:value-type="float" office:value="0.0253314617310825" calcext:value-type="float">
            <text:p>0.025331461731083</text:p>
          </table:table-cell>
          <table:table-cell office:value-type="float" office:value="0.001279066" calcext:value-type="float">
            <text:p>0.001279066</text:p>
          </table:table-cell>
          <table:table-cell office:value-type="float" office:value="0.003849321" calcext:value-type="float">
            <text:p>0.003849321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25]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table:number-columns-repeated="4" office:value-type="float" office:value="1000" calcext:value-type="float">
            <text:p>10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5.7051641562721" calcext:value-type="float">
            <text:p>25.7051641562721</text:p>
          </table:table-cell>
          <table:table-cell office:value-type="float" office:value="1.293725" calcext:value-type="float">
            <text:p>1.293725</text:p>
          </table:table-cell>
          <table:table-cell office:value-type="float" office:value="4.206587" calcext:value-type="float">
            <text:p>4.206587</text:p>
          </table:table-cell>
          <table:table-cell office:value-type="float" office:value="0.0257051641562721" calcext:value-type="float">
            <text:p>0.025705164156272</text:p>
          </table:table-cell>
          <table:table-cell office:value-type="float" office:value="0.001293725" calcext:value-type="float">
            <text:p>0.001293725</text:p>
          </table:table-cell>
          <table:table-cell office:value-type="float" office:value="0.004206587" calcext:value-type="float">
            <text:p>0.004206587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25]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table:number-columns-repeated="4" office:value-type="float" office:value="1000" calcext:value-type="float">
            <text:p>10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5.9274621412915" calcext:value-type="float">
            <text:p>25.9274621412915</text:p>
          </table:table-cell>
          <table:table-cell office:value-type="float" office:value="1.309603" calcext:value-type="float">
            <text:p>1.309603</text:p>
          </table:table-cell>
          <table:table-cell office:value-type="float" office:value="4.64067000000001" calcext:value-type="float">
            <text:p>4.64067000000001</text:p>
          </table:table-cell>
          <table:table-cell office:value-type="float" office:value="0.0259274621412915" calcext:value-type="float">
            <text:p>0.025927462141292</text:p>
          </table:table-cell>
          <table:table-cell office:value-type="float" office:value="0.001309603" calcext:value-type="float">
            <text:p>0.001309603</text:p>
          </table:table-cell>
          <table:table-cell office:value-type="float" office:value="0.00464067000000001" calcext:value-type="float">
            <text:p>0.00464067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25]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table:number-columns-repeated="4" office:value-type="float" office:value="1000" calcext:value-type="float">
            <text:p>10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6.1313414289034" calcext:value-type="float">
            <text:p>26.1313414289034</text:p>
          </table:table-cell>
          <table:table-cell office:value-type="float" office:value="1.245658" calcext:value-type="float">
            <text:p>1.245658</text:p>
          </table:table-cell>
          <table:table-cell office:value-type="float" office:value="4.827729" calcext:value-type="float">
            <text:p>4.827729</text:p>
          </table:table-cell>
          <table:table-cell office:value-type="float" office:value="0.0261313414289034" calcext:value-type="float">
            <text:p>0.026131341428903</text:p>
          </table:table-cell>
          <table:table-cell office:value-type="float" office:value="0.001245658" calcext:value-type="float">
            <text:p>0.001245658</text:p>
          </table:table-cell>
          <table:table-cell office:value-type="float" office:value="0.004827729" calcext:value-type="float">
            <text:p>0.004827729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25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998" calcext:value-type="float">
            <text:p>998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99.8" calcext:value-type="float">
            <text:p>99.8</text:p>
          </table:table-cell>
          <table:table-cell table:number-columns-repeated="3" office:value-type="float" office:value="0.2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.3545040310419" calcext:value-type="float">
            <text:p>27.3545040310419</text:p>
          </table:table-cell>
          <table:table-cell office:value-type="float" office:value="1.289228" calcext:value-type="float">
            <text:p>1.289228</text:p>
          </table:table-cell>
          <table:table-cell office:value-type="float" office:value="5.001671" calcext:value-type="float">
            <text:p>5.001671</text:p>
          </table:table-cell>
          <table:table-cell office:value-type="float" office:value="0.0273545040310419" calcext:value-type="float">
            <text:p>0.027354504031042</text:p>
          </table:table-cell>
          <table:table-cell office:value-type="float" office:value="0.001289228" calcext:value-type="float">
            <text:p>0.001289228</text:p>
          </table:table-cell>
          <table:table-cell office:value-type="float" office:value="0.005001671" calcext:value-type="float">
            <text:p>0.005001671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25]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table:number-columns-repeated="4" office:value-type="float" office:value="1000" calcext:value-type="float">
            <text:p>10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7.2935544422362" calcext:value-type="float">
            <text:p>27.2935544422362</text:p>
          </table:table-cell>
          <table:table-cell office:value-type="float" office:value="1.298144" calcext:value-type="float">
            <text:p>1.298144</text:p>
          </table:table-cell>
          <table:table-cell office:value-type="float" office:value="5.153272" calcext:value-type="float">
            <text:p>5.153272</text:p>
          </table:table-cell>
          <table:table-cell office:value-type="float" office:value="0.0272935544422362" calcext:value-type="float">
            <text:p>0.027293554442236</text:p>
          </table:table-cell>
          <table:table-cell office:value-type="float" office:value="0.001298144" calcext:value-type="float">
            <text:p>0.001298144</text:p>
          </table:table-cell>
          <table:table-cell office:value-type="float" office:value="0.00515327200000001" calcext:value-type="float">
            <text:p>0.00515327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25]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995" calcext:value-type="float">
            <text:p>995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99.5" calcext:value-type="float">
            <text:p>99.5</text:p>
          </table:table-cell>
          <table:table-cell table:number-columns-repeated="3"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.5230919883179" calcext:value-type="float">
            <text:p>27.5230919883179</text:p>
          </table:table-cell>
          <table:table-cell office:value-type="float" office:value="1.284069" calcext:value-type="float">
            <text:p>1.284069</text:p>
          </table:table-cell>
          <table:table-cell office:value-type="float" office:value="4.932521" calcext:value-type="float">
            <text:p>4.932521</text:p>
          </table:table-cell>
          <table:table-cell office:value-type="float" office:value="0.0275230919883179" calcext:value-type="float">
            <text:p>0.027523091988318</text:p>
          </table:table-cell>
          <table:table-cell office:value-type="float" office:value="0.001284069" calcext:value-type="float">
            <text:p>0.001284069</text:p>
          </table:table-cell>
          <table:table-cell office:value-type="float" office:value="0.004932521" calcext:value-type="float">
            <text:p>0.004932521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25]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989" calcext:value-type="float">
            <text:p>989</text:p>
          </table:table-cell>
          <table:table-cell table:number-columns-repeated="3"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98.9" calcext:value-type="float">
            <text:p>98.9</text:p>
          </table:table-cell>
          <table:table-cell table:number-columns-repeated="3" office:value-type="float" office:value="1.1" calcext:value-type="float">
            <text:p>1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.0895188003196" calcext:value-type="float">
            <text:p>28.0895188003196</text:p>
          </table:table-cell>
          <table:table-cell office:value-type="float" office:value="1.259886" calcext:value-type="float">
            <text:p>1.259886</text:p>
          </table:table-cell>
          <table:table-cell office:value-type="float" office:value="5.041538" calcext:value-type="float">
            <text:p>5.041538</text:p>
          </table:table-cell>
          <table:table-cell office:value-type="float" office:value="0.0280895188003196" calcext:value-type="float">
            <text:p>0.02808951880032</text:p>
          </table:table-cell>
          <table:table-cell office:value-type="float" office:value="0.001259886" calcext:value-type="float">
            <text:p>0.001259886</text:p>
          </table:table-cell>
          <table:table-cell office:value-type="float" office:value="0.005041538" calcext:value-type="float">
            <text:p>0.005041538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25]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966" calcext:value-type="float">
            <text:p>966</text:p>
          </table:table-cell>
          <table:table-cell table:number-columns-repeated="3"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96.6" calcext:value-type="float">
            <text:p>96.6</text:p>
          </table:table-cell>
          <table:table-cell table:number-columns-repeated="3" office:value-type="float" office:value="3.4" calcext:value-type="float">
            <text:p>3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.0959432965028" calcext:value-type="float">
            <text:p>31.0959432965028</text:p>
          </table:table-cell>
          <table:table-cell office:value-type="float" office:value="1.286191" calcext:value-type="float">
            <text:p>1.286191</text:p>
          </table:table-cell>
          <table:table-cell office:value-type="float" office:value="4.98173" calcext:value-type="float">
            <text:p>4.98173</text:p>
          </table:table-cell>
          <table:table-cell office:value-type="float" office:value="0.0310959432965028" calcext:value-type="float">
            <text:p>0.031095943296503</text:p>
          </table:table-cell>
          <table:table-cell office:value-type="float" office:value="0.001286191" calcext:value-type="float">
            <text:p>0.001286191</text:p>
          </table:table-cell>
          <table:table-cell office:value-type="float" office:value="0.00498172999999999" calcext:value-type="float">
            <text:p>0.00498173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25]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934" calcext:value-type="float">
            <text:p>934</text:p>
          </table:table-cell>
          <table:table-cell table:number-columns-repeated="3" office:value-type="float" office:value="66" calcext:value-type="float">
            <text:p>6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93.4" calcext:value-type="float">
            <text:p>93.4</text:p>
          </table:table-cell>
          <table:table-cell table:number-columns-repeated="3" office:value-type="float" office:value="6.6" calcext:value-type="float">
            <text:p>6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.7030002381944" calcext:value-type="float">
            <text:p>29.7030002381944</text:p>
          </table:table-cell>
          <table:table-cell office:value-type="float" office:value="1.294985" calcext:value-type="float">
            <text:p>1.294985</text:p>
          </table:table-cell>
          <table:table-cell office:value-type="float" office:value="4.988359" calcext:value-type="float">
            <text:p>4.988359</text:p>
          </table:table-cell>
          <table:table-cell office:value-type="float" office:value="0.0297030002381944" calcext:value-type="float">
            <text:p>0.029703000238194</text:p>
          </table:table-cell>
          <table:table-cell office:value-type="float" office:value="0.001294985" calcext:value-type="float">
            <text:p>0.001294985</text:p>
          </table:table-cell>
          <table:table-cell office:value-type="float" office:value="0.004988359" calcext:value-type="float">
            <text:p>0.004988359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25]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888" calcext:value-type="float">
            <text:p>888</text:p>
          </table:table-cell>
          <table:table-cell table:number-columns-repeated="3" office:value-type="float" office:value="112" calcext:value-type="float">
            <text:p>1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88.8" calcext:value-type="float">
            <text:p>88.8</text:p>
          </table:table-cell>
          <table:table-cell table:number-columns-repeated="3" office:value-type="float" office:value="11.2" calcext:value-type="float">
            <text:p>11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.9846744285023" calcext:value-type="float">
            <text:p>32.9846744285023</text:p>
          </table:table-cell>
          <table:table-cell office:value-type="float" office:value="1.303486" calcext:value-type="float">
            <text:p>1.303486</text:p>
          </table:table-cell>
          <table:table-cell office:value-type="float" office:value="4.866894" calcext:value-type="float">
            <text:p>4.866894</text:p>
          </table:table-cell>
          <table:table-cell office:value-type="float" office:value="0.0329846744285023" calcext:value-type="float">
            <text:p>0.032984674428502</text:p>
          </table:table-cell>
          <table:table-cell office:value-type="float" office:value="0.001303486" calcext:value-type="float">
            <text:p>0.001303486</text:p>
          </table:table-cell>
          <table:table-cell office:value-type="float" office:value="0.004866894" calcext:value-type="float">
            <text:p>0.004866894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25]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1000" calcext:value-type="float">
            <text:p>1000</text:p>
          </table:table-cell>
          <table:table-cell office:value-type="float" office:value="862" calcext:value-type="float">
            <text:p>862</text:p>
          </table:table-cell>
          <table:table-cell office:value-type="float" office:value="861" calcext:value-type="float">
            <text:p>861</text:p>
          </table:table-cell>
          <table:table-cell office:value-type="float" office:value="862" calcext:value-type="float">
            <text:p>862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38" calcext:value-type="float">
            <text:p>1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6.2" calcext:value-type="float">
            <text:p>86.2</text:p>
          </table:table-cell>
          <table:table-cell office:value-type="float" office:value="86.1" calcext:value-type="float">
            <text:p>86.1</text:p>
          </table:table-cell>
          <table:table-cell office:value-type="float" office:value="86.2" calcext:value-type="float">
            <text:p>86.2</text:p>
          </table:table-cell>
          <table:table-cell office:value-type="float" office:value="13.8" calcext:value-type="float">
            <text:p>13.8</text:p>
          </table:table-cell>
          <table:table-cell office:value-type="float" office:value="13.9" calcext:value-type="float">
            <text:p>13.9</text:p>
          </table:table-cell>
          <table:table-cell office:value-type="float" office:value="13.8" calcext:value-type="float">
            <text:p>13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.0185675808461" calcext:value-type="float">
            <text:p>32.0185675808461</text:p>
          </table:table-cell>
          <table:table-cell office:value-type="float" office:value="1.293165" calcext:value-type="float">
            <text:p>1.293165</text:p>
          </table:table-cell>
          <table:table-cell office:value-type="float" office:value="4.76219000000001" calcext:value-type="float">
            <text:p>4.76219000000001</text:p>
          </table:table-cell>
          <table:table-cell office:value-type="float" office:value="0.0320185675808461" calcext:value-type="float">
            <text:p>0.032018567580846</text:p>
          </table:table-cell>
          <table:table-cell office:value-type="float" office:value="0.001293165" calcext:value-type="float">
            <text:p>0.001293165</text:p>
          </table:table-cell>
          <table:table-cell office:value-type="float" office:value="0.00476219000000001" calcext:value-type="float">
            <text:p>0.00476219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25]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1000" calcext:value-type="float">
            <text:p>1000</text:p>
          </table:table-cell>
          <table:table-cell office:value-type="float" office:value="778" calcext:value-type="float">
            <text:p>778</text:p>
          </table:table-cell>
          <table:table-cell office:value-type="float" office:value="772" calcext:value-type="float">
            <text:p>772</text:p>
          </table:table-cell>
          <table:table-cell office:value-type="float" office:value="775" calcext:value-type="float">
            <text:p>775</text:p>
          </table:table-cell>
          <table:table-cell office:value-type="float" office:value="222" calcext:value-type="float">
            <text:p>222</text:p>
          </table:table-cell>
          <table:table-cell office:value-type="float" office:value="228" calcext:value-type="float">
            <text:p>228</text:p>
          </table:table-cell>
          <table:table-cell office:value-type="float" office:value="225" calcext:value-type="float">
            <text:p>2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.8" calcext:value-type="float">
            <text:p>77.8</text:p>
          </table:table-cell>
          <table:table-cell office:value-type="float" office:value="77.2" calcext:value-type="float">
            <text:p>77.2</text:p>
          </table:table-cell>
          <table:table-cell office:value-type="float" office:value="77.5" calcext:value-type="float">
            <text:p>77.5</text:p>
          </table:table-cell>
          <table:table-cell office:value-type="float" office:value="22.2" calcext:value-type="float">
            <text:p>22.2</text:p>
          </table:table-cell>
          <table:table-cell office:value-type="float" office:value="22.8" calcext:value-type="float">
            <text:p>22.8</text:p>
          </table:table-cell>
          <table:table-cell office:value-type="float" office:value="22.5" calcext:value-type="float">
            <text:p>22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.2095220951305" calcext:value-type="float">
            <text:p>40.2095220951305</text:p>
          </table:table-cell>
          <table:table-cell office:value-type="float" office:value="1.302168" calcext:value-type="float">
            <text:p>1.302168</text:p>
          </table:table-cell>
          <table:table-cell office:value-type="float" office:value="4.60749099999999" calcext:value-type="float">
            <text:p>4.60749099999999</text:p>
          </table:table-cell>
          <table:table-cell office:value-type="float" office:value="0.0402095220951305" calcext:value-type="float">
            <text:p>0.040209522095131</text:p>
          </table:table-cell>
          <table:table-cell office:value-type="float" office:value="0.001302168" calcext:value-type="float">
            <text:p>0.001302168</text:p>
          </table:table-cell>
          <table:table-cell office:value-type="float" office:value="0.00460749099999999" calcext:value-type="float">
            <text:p>0.004607491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25]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1000" calcext:value-type="float">
            <text:p>1000</text:p>
          </table:table-cell>
          <table:table-cell office:value-type="float" office:value="680" calcext:value-type="float">
            <text:p>680</text:p>
          </table:table-cell>
          <table:table-cell office:value-type="float" office:value="674" calcext:value-type="float">
            <text:p>674</text:p>
          </table:table-cell>
          <table:table-cell office:value-type="float" office:value="680" calcext:value-type="float">
            <text:p>680</text:p>
          </table:table-cell>
          <table:table-cell office:value-type="float" office:value="320" calcext:value-type="float">
            <text:p>320</text:p>
          </table:table-cell>
          <table:table-cell office:value-type="float" office:value="326" calcext:value-type="float">
            <text:p>326</text:p>
          </table:table-cell>
          <table:table-cell office:value-type="float" office:value="320" calcext:value-type="float">
            <text:p>3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67.4" calcext:value-type="float">
            <text:p>67.4</text:p>
          </table:table-cell>
          <table:table-cell office:value-type="float" office:value="68" calcext:value-type="float">
            <text:p>68</text:p>
          </table:table-cell>
          <table:table-cell office:value-type="float" office:value="32" calcext:value-type="float">
            <text:p>32</text:p>
          </table:table-cell>
          <table:table-cell office:value-type="float" office:value="32.6" calcext:value-type="float">
            <text:p>32.6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.1288059064245" calcext:value-type="float">
            <text:p>70.1288059064245</text:p>
          </table:table-cell>
          <table:table-cell office:value-type="float" office:value="1.235442" calcext:value-type="float">
            <text:p>1.235442</text:p>
          </table:table-cell>
          <table:table-cell office:value-type="float" office:value="4.52858100000001" calcext:value-type="float">
            <text:p>4.52858100000001</text:p>
          </table:table-cell>
          <table:table-cell office:value-type="float" office:value="0.0701288059064246" calcext:value-type="float">
            <text:p>0.070128805906425</text:p>
          </table:table-cell>
          <table:table-cell office:value-type="float" office:value="0.001235442" calcext:value-type="float">
            <text:p>0.001235442</text:p>
          </table:table-cell>
          <table:table-cell office:value-type="float" office:value="0.00452858100000001" calcext:value-type="float">
            <text:p>0.004528581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25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586" calcext:value-type="float">
            <text:p>586</text:p>
          </table:table-cell>
          <table:table-cell table:number-columns-repeated="2" office:value-type="float" office:value="577" calcext:value-type="float">
            <text:p>577</text:p>
          </table:table-cell>
          <table:table-cell office:value-type="float" office:value="414" calcext:value-type="float">
            <text:p>414</text:p>
          </table:table-cell>
          <table:table-cell table:number-columns-repeated="2" office:value-type="float" office:value="423" calcext:value-type="float">
            <text:p>4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8.6" calcext:value-type="float">
            <text:p>58.6</text:p>
          </table:table-cell>
          <table:table-cell office:value-type="float" office:value="57.7" calcext:value-type="float">
            <text:p>57.7</text:p>
          </table:table-cell>
          <table:table-cell office:value-type="float" office:value="57.7" calcext:value-type="float">
            <text:p>57.7</text:p>
          </table:table-cell>
          <table:table-cell office:value-type="float" office:value="41.4" calcext:value-type="float">
            <text:p>41.4</text:p>
          </table:table-cell>
          <table:table-cell table:number-columns-repeated="2" office:value-type="float" office:value="42.3" calcext:value-type="float">
            <text:p>42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.9141750256531" calcext:value-type="float">
            <text:p>65.9141750256531</text:p>
          </table:table-cell>
          <table:table-cell office:value-type="float" office:value="1.179531" calcext:value-type="float">
            <text:p>1.179531</text:p>
          </table:table-cell>
          <table:table-cell office:value-type="float" office:value="6.251012" calcext:value-type="float">
            <text:p>6.251012</text:p>
          </table:table-cell>
          <table:table-cell office:value-type="float" office:value="0.0659141750256531" calcext:value-type="float">
            <text:p>0.065914175025653</text:p>
          </table:table-cell>
          <table:table-cell office:value-type="float" office:value="0.001179531" calcext:value-type="float">
            <text:p>0.001179531</text:p>
          </table:table-cell>
          <table:table-cell office:value-type="float" office:value="0.006251012" calcext:value-type="float">
            <text:p>0.00625101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25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7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7T20:50:38.832489122</meta:creation-date>
    <dc:date>2020-03-27T23:49:47.329240934</dc:date>
    <meta:editing-duration>PT7M50S</meta:editing-duration>
    <meta:editing-cycles>1</meta:editing-cycles>
    <meta:generator>LibreOffice/6.0.7.3$Linux_X86_64 LibreOffice_project/00m0$Build-3</meta:generator>
    <meta:document-statistic meta:table-count="1" meta:cell-count="126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color="#a09600" draw:fill-color="#a096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color="#0d1f63" draw:fill-color="#0d1f6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color="#1b75bc" draw:fill-color="#1b75b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color="#62a73b" draw:fill-color="#62a73b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color="#95231f" draw:fill-color="#95231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color="#ce181e" draw:fill-color="#ce181e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1.064cm" svg:height="15.062cm" xlink:href=".." xlink:type="simple" chart:class="chart:line" chart:style-name="ch1">
        <chart:title svg:x="7.75cm" svg:y="0.437cm" chart:style-name="ch2">
          <text:p>Schedulability of Task Sets</text:p>
        </chart:title>
        <chart:subtitle svg:x="6.202cm" svg:y="1.517cm" chart:style-name="ch3">
          <text:p>CritLevel:2 MinorCycle:25 MajorCycle:25 Cores:4</text:p>
        </chart:subtitle>
        <chart:legend chart:legend-position="top" svg:x="3.716cm" svg:y="2.385cm" style:legend-expansion="wide" chart:style-name="ch4"/>
        <chart:plot-area chart:style-name="ch5" table:cell-range-address="Sheet1.A2:Sheet1.A21 Sheet1.L2:Sheet1.N21 Sheet1.L25:Sheet1.N44" chart:data-source-has-labels="both" svg:x="1.432cm" svg:y="3.284cm" svg:width="19.211cm" svg:height="10.496cm">
          <chartooo:coordinate-region svg:x="2.053cm" svg:y="3.483cm" svg:width="18.311cm" svg:height="9.65cm"/>
          <chart:axis chart:dimension="x" chart:name="primary-x" chart:style-name="ch6" chartooo:axis-type="auto">
            <chartooo:date-scale/>
            <chart:title svg:x="9.829cm" svg:y="14.081cm" chart:style-name="ch7">
              <text:p>Utilization Level</text:p>
            </chart:title>
            <chart:categories table:cell-range-address="Sheet1.A2:Sheet1.A21"/>
            <chart:grid chart:style-name="ch8" chart:class="major"/>
          </chart:axis>
          <chart:axis chart:dimension="y" chart:name="primary-y" chart:style-name="ch6">
            <chart:title svg:x="0.451cm" svg:y="9.899cm" chart:style-name="ch9">
              <text:p>Schedulability (%)</text:p>
            </chart:title>
            <chart:grid chart:style-name="ch8" chart:class="major"/>
          </chart:axis>
          <chart:series chart:style-name="ch10" chart:values-cell-range-address="Sheet1.L2:Sheet1.L21" loext:label-string="ilp_old" chart:class="chart:line">
            <chart:data-point chart:repeated="20"/>
          </chart:series>
          <chart:series chart:style-name="ch11" chart:values-cell-range-address="Sheet1.L25:Sheet1.L44" loext:label-string="ilp_new" chart:class="chart:line">
            <chart:data-point chart:repeated="20"/>
          </chart:series>
          <chart:series chart:style-name="ch12" chart:values-cell-range-address="Sheet1.M2:Sheet1.M21" loext:label-string="wf_old" chart:class="chart:line">
            <chart:data-point chart:repeated="20"/>
          </chart:series>
          <chart:series chart:style-name="ch13" chart:values-cell-range-address="Sheet1.M25:Sheet1.M44" loext:label-string="wf_new" chart:class="chart:line">
            <chart:data-point chart:repeated="20"/>
          </chart:series>
          <chart:series chart:style-name="ch14" chart:values-cell-range-address="Sheet1.N2:Sheet1.N21" loext:label-string="ffbb_old" chart:class="chart:line">
            <chart:data-point chart:repeated="20"/>
          </chart:series>
          <chart:series chart:style-name="ch15" chart:values-cell-range-address="Sheet1.N25:Sheet1.N44" loext:label-string="ffbb_new" chart:class="chart:line">
            <chart:data-point chart:repeated="2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lp_old</text:p>
              </table:table-cell>
              <table:table-cell office:value-type="string">
                <text:p>ilp_new</text:p>
              </table:table-cell>
              <table:table-cell office:value-type="string">
                <text:p>wf_old</text:p>
              </table:table-cell>
              <table:table-cell office:value-type="string">
                <text:p>wf_new</text:p>
              </table:table-cell>
              <table:table-cell office:value-type="string">
                <text:p>ffbb_old</text:p>
              </table:table-cell>
              <table:table-cell office:value-type="string">
                <text:p>ffbb_new</text:p>
              </table:table-cell>
            </table:table-row>
          </table:table-header-rows>
          <table:table-rows>
            <table:table-row>
              <table:table-cell office:value-type="float" office:value="0.2">
                <text:p>0.2</text:p>
                <draw:g>
                  <svg:desc>Sheet1.A2:Sheet1.A21</svg:desc>
                </draw:g>
              </table:table-cell>
              <table:table-cell office:value-type="float" office:value="100">
                <text:p>100</text:p>
                <draw:g>
                  <svg:desc>Sheet1.L2:Sheet1.L21</svg:desc>
                </draw:g>
              </table:table-cell>
              <table:table-cell office:value-type="float" office:value="100">
                <text:p>100</text:p>
                <draw:g>
                  <svg:desc>Sheet1.L25:Sheet1.L44</svg:desc>
                </draw:g>
              </table:table-cell>
              <table:table-cell office:value-type="float" office:value="100">
                <text:p>100</text:p>
                <draw:g>
                  <svg:desc>Sheet1.M2:Sheet1.M21</svg:desc>
                </draw:g>
              </table:table-cell>
              <table:table-cell office:value-type="float" office:value="100">
                <text:p>100</text:p>
                <draw:g>
                  <svg:desc>Sheet1.M25:Sheet1.M44</svg:desc>
                </draw:g>
              </table:table-cell>
              <table:table-cell office:value-type="float" office:value="100">
                <text:p>100</text:p>
                <draw:g>
                  <svg:desc>Sheet1.N2:Sheet1.N21</svg:desc>
                </draw:g>
              </table:table-cell>
              <table:table-cell office:value-type="float" office:value="100">
                <text:p>100</text:p>
                <draw:g>
                  <svg:desc>Sheet1.N25:Sheet1.N44</svg:desc>
                </draw:g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.4">
                <text:p>1.4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.6">
                <text:p>1.6</text:p>
              </table:table-cell>
              <table:table-cell office:value-type="float" office:value="99.8">
                <text:p>99.8</text:p>
              </table:table-cell>
              <table:table-cell office:value-type="float" office:value="100">
                <text:p>100</text:p>
              </table:table-cell>
              <table:table-cell office:value-type="float" office:value="99.8">
                <text:p>99.8</text:p>
              </table:table-cell>
              <table:table-cell office:value-type="float" office:value="100">
                <text:p>100</text:p>
              </table:table-cell>
              <table:table-cell office:value-type="float" office:value="99.7">
                <text:p>99.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.8">
                <text:p>1.8</text:p>
              </table:table-cell>
              <table:table-cell office:value-type="float" office:value="99.6">
                <text:p>99.6</text:p>
              </table:table-cell>
              <table:table-cell office:value-type="float" office:value="100">
                <text:p>100</text:p>
              </table:table-cell>
              <table:table-cell office:value-type="float" office:value="99.6">
                <text:p>99.6</text:p>
              </table:table-cell>
              <table:table-cell office:value-type="float" office:value="100">
                <text:p>100</text:p>
              </table:table-cell>
              <table:table-cell office:value-type="float" office:value="99.3">
                <text:p>99.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99">
                <text:p>99</text:p>
              </table:table-cell>
              <table:table-cell office:value-type="float" office:value="99.8">
                <text:p>99.8</text:p>
              </table:table-cell>
              <table:table-cell office:value-type="float" office:value="99">
                <text:p>99</text:p>
              </table:table-cell>
              <table:table-cell office:value-type="float" office:value="99.8">
                <text:p>99.8</text:p>
              </table:table-cell>
              <table:table-cell office:value-type="float" office:value="98.4">
                <text:p>98.4</text:p>
              </table:table-cell>
              <table:table-cell office:value-type="float" office:value="99.8">
                <text:p>99.8</text:p>
              </table:table-cell>
            </table:table-row>
            <table:table-row>
              <table:table-cell office:value-type="float" office:value="2.2">
                <text:p>2.2</text:p>
              </table:table-cell>
              <table:table-cell office:value-type="float" office:value="98.2">
                <text:p>98.2</text:p>
              </table:table-cell>
              <table:table-cell office:value-type="float" office:value="100">
                <text:p>100</text:p>
              </table:table-cell>
              <table:table-cell office:value-type="float" office:value="98.2">
                <text:p>98.2</text:p>
              </table:table-cell>
              <table:table-cell office:value-type="float" office:value="100">
                <text:p>100</text:p>
              </table:table-cell>
              <table:table-cell office:value-type="float" office:value="97.7">
                <text:p>97.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.4">
                <text:p>2.4</text:p>
              </table:table-cell>
              <table:table-cell office:value-type="float" office:value="96.1">
                <text:p>96.1</text:p>
              </table:table-cell>
              <table:table-cell office:value-type="float" office:value="99.5">
                <text:p>99.5</text:p>
              </table:table-cell>
              <table:table-cell office:value-type="float" office:value="96.1">
                <text:p>96.1</text:p>
              </table:table-cell>
              <table:table-cell office:value-type="float" office:value="99.5">
                <text:p>99.5</text:p>
              </table:table-cell>
              <table:table-cell office:value-type="float" office:value="94.2">
                <text:p>94.2</text:p>
              </table:table-cell>
              <table:table-cell office:value-type="float" office:value="99.5">
                <text:p>99.5</text:p>
              </table:table-cell>
            </table:table-row>
            <table:table-row>
              <table:table-cell office:value-type="float" office:value="2.6">
                <text:p>2.6</text:p>
              </table:table-cell>
              <table:table-cell office:value-type="float" office:value="92.1">
                <text:p>92.1</text:p>
              </table:table-cell>
              <table:table-cell office:value-type="float" office:value="98.9">
                <text:p>98.9</text:p>
              </table:table-cell>
              <table:table-cell office:value-type="float" office:value="92.1">
                <text:p>92.1</text:p>
              </table:table-cell>
              <table:table-cell office:value-type="float" office:value="98.9">
                <text:p>98.9</text:p>
              </table:table-cell>
              <table:table-cell office:value-type="float" office:value="87.9">
                <text:p>87.9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float" office:value="2.8">
                <text:p>2.8</text:p>
              </table:table-cell>
              <table:table-cell office:value-type="float" office:value="85.2">
                <text:p>85.2</text:p>
              </table:table-cell>
              <table:table-cell office:value-type="float" office:value="96.6">
                <text:p>96.6</text:p>
              </table:table-cell>
              <table:table-cell office:value-type="float" office:value="85.1">
                <text:p>85.1</text:p>
              </table:table-cell>
              <table:table-cell office:value-type="float" office:value="96.6">
                <text:p>96.6</text:p>
              </table:table-cell>
              <table:table-cell office:value-type="float" office:value="79.1">
                <text:p>79.1</text:p>
              </table:table-cell>
              <table:table-cell office:value-type="float" office:value="96.6">
                <text:p>96.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76.7">
                <text:p>76.7</text:p>
              </table:table-cell>
              <table:table-cell office:value-type="float" office:value="93.4">
                <text:p>93.4</text:p>
              </table:table-cell>
              <table:table-cell office:value-type="float" office:value="76.6">
                <text:p>76.6</text:p>
              </table:table-cell>
              <table:table-cell office:value-type="float" office:value="93.4">
                <text:p>93.4</text:p>
              </table:table-cell>
              <table:table-cell office:value-type="float" office:value="70.4">
                <text:p>70.4</text:p>
              </table:table-cell>
              <table:table-cell office:value-type="float" office:value="93.4">
                <text:p>93.4</text:p>
              </table:table-cell>
            </table:table-row>
            <table:table-row>
              <table:table-cell office:value-type="float" office:value="3.2">
                <text:p>3.2</text:p>
              </table:table-cell>
              <table:table-cell office:value-type="float" office:value="65.2">
                <text:p>65.2</text:p>
              </table:table-cell>
              <table:table-cell office:value-type="float" office:value="88.8">
                <text:p>88.8</text:p>
              </table:table-cell>
              <table:table-cell office:value-type="float" office:value="64.6">
                <text:p>64.6</text:p>
              </table:table-cell>
              <table:table-cell office:value-type="float" office:value="88.8">
                <text:p>88.8</text:p>
              </table:table-cell>
              <table:table-cell office:value-type="float" office:value="57.1">
                <text:p>57.1</text:p>
              </table:table-cell>
              <table:table-cell office:value-type="float" office:value="88.8">
                <text:p>88.8</text:p>
              </table:table-cell>
            </table:table-row>
            <table:table-row>
              <table:table-cell office:value-type="float" office:value="3.4">
                <text:p>3.4</text:p>
              </table:table-cell>
              <table:table-cell office:value-type="float" office:value="51.6">
                <text:p>51.6</text:p>
              </table:table-cell>
              <table:table-cell office:value-type="float" office:value="86.2">
                <text:p>86.2</text:p>
              </table:table-cell>
              <table:table-cell office:value-type="float" office:value="51.1">
                <text:p>51.1</text:p>
              </table:table-cell>
              <table:table-cell office:value-type="float" office:value="86.1">
                <text:p>86.1</text:p>
              </table:table-cell>
              <table:table-cell office:value-type="float" office:value="40.1">
                <text:p>40.1</text:p>
              </table:table-cell>
              <table:table-cell office:value-type="float" office:value="86.2">
                <text:p>86.2</text:p>
              </table:table-cell>
            </table:table-row>
            <table:table-row>
              <table:table-cell office:value-type="float" office:value="3.6">
                <text:p>3.6</text:p>
              </table:table-cell>
              <table:table-cell office:value-type="float" office:value="38.1">
                <text:p>38.1</text:p>
              </table:table-cell>
              <table:table-cell office:value-type="float" office:value="77.8">
                <text:p>77.8</text:p>
              </table:table-cell>
              <table:table-cell office:value-type="float" office:value="37.6">
                <text:p>37.6</text:p>
              </table:table-cell>
              <table:table-cell office:value-type="float" office:value="77.2">
                <text:p>77.2</text:p>
              </table:table-cell>
              <table:table-cell office:value-type="float" office:value="24.3">
                <text:p>24.3</text:p>
              </table:table-cell>
              <table:table-cell office:value-type="float" office:value="77.5">
                <text:p>77.5</text:p>
              </table:table-cell>
            </table:table-row>
            <table:table-row>
              <table:table-cell office:value-type="float" office:value="3.8">
                <text:p>3.8</text:p>
              </table:table-cell>
              <table:table-cell office:value-type="float" office:value="20.5">
                <text:p>20.5</text:p>
              </table:table-cell>
              <table:table-cell office:value-type="float" office:value="68">
                <text:p>68</text:p>
              </table:table-cell>
              <table:table-cell office:value-type="float" office:value="18.1">
                <text:p>18.1</text:p>
              </table:table-cell>
              <table:table-cell office:value-type="float" office:value="67.4">
                <text:p>67.4</text:p>
              </table:table-cell>
              <table:table-cell office:value-type="float" office:value="4.3">
                <text:p>4.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58.6">
                <text:p>58.6</text:p>
              </table:table-cell>
              <table:table-cell office:value-type="float" office:value="0">
                <text:p>0</text:p>
              </table:table-cell>
              <table:table-cell office:value-type="float" office:value="57.7">
                <text:p>57.7</text:p>
              </table:table-cell>
              <table:table-cell office:value-type="float" office:value="0">
                <text:p>0</text:p>
              </table:table-cell>
              <table:table-cell office:value-type="float" office:value="57.7">
                <text:p>57.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